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loss" table:style-name="ta1">
        <table:shapes>
          <draw:frame draw:z-index="0" draw:style-name="gr1" draw:text-style-name="P1" svg:width="453.51pt" svg:height="255.09pt" svg:x="408.02pt" svg:y="6.6pt">
            <loext:p draw:notify-on-update-of-ranges="light_loss.E1:light_loss.E1 light_loss.E2:light_loss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pt" svg:height="255.23pt" svg:x="401.07pt" svg:y="274.08pt">
            <loext:p draw:notify-on-update-of-ranges="light_loss.C1:light_loss.C1 light_loss.C2:light_loss.C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est_epoch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rain_epoch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713145164475004" calcext:value-type="float">
            <text:p>7.13145164475004E-07</text:p>
          </table:table-cell>
          <table:table-cell office:value-type="float" office:value="1" calcext:value-type="float">
            <text:p>1</text:p>
          </table:table-cell>
          <table:table-cell office:value-type="float" office:value="0.0000512990084674632" calcext:value-type="float">
            <text:p>0.000051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728356397951428" calcext:value-type="float">
            <text:p>7.28356397951428E-07</text:p>
          </table:table-cell>
          <table:table-cell office:value-type="float" office:value="2" calcext:value-type="float">
            <text:p>2</text:p>
          </table:table-cell>
          <table:table-cell office:value-type="float" office:value="0.0000191015459372445" calcext:value-type="float">
            <text:p>1.91015459372445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71521047867245" calcext:value-type="float">
            <text:p>7.1521047867245E-07</text:p>
          </table:table-cell>
          <table:table-cell office:value-type="float" office:value="3" calcext:value-type="float">
            <text:p>3</text:p>
          </table:table-cell>
          <table:table-cell office:value-type="float" office:value="0.0000182036669421808" calcext:value-type="float">
            <text:p>1.82036669421808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730965402277401" calcext:value-type="float">
            <text:p>0.000000731</text:p>
          </table:table-cell>
          <table:table-cell office:value-type="float" office:value="4" calcext:value-type="float">
            <text:p>4</text:p>
          </table:table-cell>
          <table:table-cell office:value-type="float" office:value="0.0000181555129883979" calcext:value-type="float">
            <text:p>1.8155512988397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0712156696691374" calcext:value-type="float">
            <text:p>7.12156696691374E-07</text:p>
          </table:table-cell>
          <table:table-cell office:value-type="float" office:value="5" calcext:value-type="float">
            <text:p>5</text:p>
          </table:table-cell>
          <table:table-cell office:value-type="float" office:value="0.0000167727413368029" calcext:value-type="float">
            <text:p>1.67727413368029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071712771434064" calcext:value-type="float">
            <text:p>7.1712771434064E-07</text:p>
          </table:table-cell>
          <table:table-cell office:value-type="float" office:value="6" calcext:value-type="float">
            <text:p>6</text:p>
          </table:table-cell>
          <table:table-cell office:value-type="float" office:value="0.0000162615607760996" calcext:value-type="float">
            <text:p>1.6261560776099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0000717784325513326" calcext:value-type="float">
            <text:p>7.17784325513326E-07</text:p>
          </table:table-cell>
          <table:table-cell office:value-type="float" office:value="7" calcext:value-type="float">
            <text:p>7</text:p>
          </table:table-cell>
          <table:table-cell office:value-type="float" office:value="0.0000153552033797504" calcext:value-type="float">
            <text:p>1.53552033797504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00716842639498343" calcext:value-type="float">
            <text:p>7.16842639498343E-07</text:p>
          </table:table-cell>
          <table:table-cell office:value-type="float" office:value="8" calcext:value-type="float">
            <text:p>8</text:p>
          </table:table-cell>
          <table:table-cell office:value-type="float" office:value="0.0000143634697159333" calcext:value-type="float">
            <text:p>1.4363469715933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714043908113547" calcext:value-type="float">
            <text:p>0.000000714</text:p>
          </table:table-cell>
          <table:table-cell office:value-type="float" office:value="9" calcext:value-type="float">
            <text:p>9</text:p>
          </table:table-cell>
          <table:table-cell office:value-type="float" office:value="0.0000139873093250669" calcext:value-type="float">
            <text:p>1.3987309325066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000718064665026967" calcext:value-type="float">
            <text:p>7.18064665026967E-07</text:p>
          </table:table-cell>
          <table:table-cell office:value-type="float" office:value="10" calcext:value-type="float">
            <text:p>10</text:p>
          </table:table-cell>
          <table:table-cell office:value-type="float" office:value="0.0000131614497311684" calcext:value-type="float">
            <text:p>1.31614497311684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00717045695090049" calcext:value-type="float">
            <text:p>0.000000717</text:p>
          </table:table-cell>
          <table:table-cell office:value-type="float" office:value="11" calcext:value-type="float">
            <text:p>11</text:p>
          </table:table-cell>
          <table:table-cell office:value-type="float" office:value="0.0000117580526027087" calcext:value-type="float">
            <text:p>1.17580526027087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00000720384713769121" calcext:value-type="float">
            <text:p>7.20384713769121E-07</text:p>
          </table:table-cell>
          <table:table-cell office:value-type="float" office:value="12" calcext:value-type="float">
            <text:p>12</text:p>
          </table:table-cell>
          <table:table-cell office:value-type="float" office:value="0.0000118400304743373" calcext:value-type="float">
            <text:p>0.00001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0000787501057037218" calcext:value-type="float">
            <text:p>7.87501057037218E-07</text:p>
          </table:table-cell>
          <table:table-cell office:value-type="float" office:value="13" calcext:value-type="float">
            <text:p>13</text:p>
          </table:table-cell>
          <table:table-cell office:value-type="float" office:value="0.0000120340431802202" calcext:value-type="float">
            <text:p>0.000012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00000725459002155023" calcext:value-type="float">
            <text:p>7.25459002155023E-07</text:p>
          </table:table-cell>
          <table:table-cell office:value-type="float" office:value="14" calcext:value-type="float">
            <text:p>14</text:p>
          </table:table-cell>
          <table:table-cell office:value-type="float" office:value="0.0000107205872532612" calcext:value-type="float">
            <text:p>1.0720587253261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00000728230403473901" calcext:value-type="float">
            <text:p>7.28230403473901E-07</text:p>
          </table:table-cell>
          <table:table-cell office:value-type="float" office:value="15" calcext:value-type="float">
            <text:p>15</text:p>
          </table:table-cell>
          <table:table-cell office:value-type="float" office:value="0.0000109745876556352" calcext:value-type="float">
            <text:p>1.0974587655635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00000733622833516796" calcext:value-type="float">
            <text:p>7.33622833516796E-07</text:p>
          </table:table-cell>
          <table:table-cell office:value-type="float" office:value="16" calcext:value-type="float">
            <text:p>16</text:p>
          </table:table-cell>
          <table:table-cell office:value-type="float" office:value="0.00000968605768114965" calcext:value-type="float">
            <text:p>9.6860576811496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0000728774322829996" calcext:value-type="float">
            <text:p>7.28774322829996E-07</text:p>
          </table:table-cell>
          <table:table-cell office:value-type="float" office:value="17" calcext:value-type="float">
            <text:p>17</text:p>
          </table:table-cell>
          <table:table-cell office:value-type="float" office:value="0.00000989331317668634" calcext:value-type="float">
            <text:p>9.89331317668634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000000718510671915944" calcext:value-type="float">
            <text:p>7.18510671915944E-07</text:p>
          </table:table-cell>
          <table:table-cell office:value-type="float" office:value="18" calcext:value-type="float">
            <text:p>18</text:p>
          </table:table-cell>
          <table:table-cell office:value-type="float" office:value="0.00000899371067307712" calcext:value-type="float">
            <text:p>8.99371067307712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00000727385474816906" calcext:value-type="float">
            <text:p>7.27385474816906E-07</text:p>
          </table:table-cell>
          <table:table-cell office:value-type="float" office:value="19" calcext:value-type="float">
            <text:p>19</text:p>
          </table:table-cell>
          <table:table-cell office:value-type="float" office:value="0.00000889294737077228" calcext:value-type="float">
            <text:p>8.89294737077228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000000716581916909636" calcext:value-type="float">
            <text:p>7.16581916909636E-07</text:p>
          </table:table-cell>
          <table:table-cell office:value-type="float" office:value="20" calcext:value-type="float">
            <text:p>20</text:p>
          </table:table-cell>
          <table:table-cell office:value-type="float" office:value="0.0000095401855995127" calcext:value-type="float">
            <text:p>9.5401855995127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0000738747493390633" calcext:value-type="float">
            <text:p>7.38747493390633E-07</text:p>
          </table:table-cell>
          <table:table-cell office:value-type="float" office:value="21" calcext:value-type="float">
            <text:p>21</text:p>
          </table:table-cell>
          <table:table-cell office:value-type="float" office:value="0.00000879709779098721" calcext:value-type="float">
            <text:p>8.79709779098721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000000735358192111339" calcext:value-type="float">
            <text:p>7.35358192111339E-07</text:p>
          </table:table-cell>
          <table:table-cell office:value-type="float" office:value="22" calcext:value-type="float">
            <text:p>22</text:p>
          </table:table-cell>
          <table:table-cell office:value-type="float" office:value="0.00000913274390243037" calcext:value-type="float">
            <text:p>9.1327439024303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000000851278239003784" calcext:value-type="float">
            <text:p>8.51278239003784E-07</text:p>
          </table:table-cell>
          <table:table-cell office:value-type="float" office:value="23" calcext:value-type="float">
            <text:p>23</text:p>
          </table:table-cell>
          <table:table-cell office:value-type="float" office:value="0.00000807264788287336" calcext:value-type="float">
            <text:p>8.07264788287336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000000722130314422174" calcext:value-type="float">
            <text:p>7.22130314422174E-07</text:p>
          </table:table-cell>
          <table:table-cell office:value-type="float" office:value="24" calcext:value-type="float">
            <text:p>24</text:p>
          </table:table-cell>
          <table:table-cell office:value-type="float" office:value="0.00000845328933009367" calcext:value-type="float">
            <text:p>8.45328933009367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000000776235956097461" calcext:value-type="float">
            <text:p>7.76235956097461E-07</text:p>
          </table:table-cell>
          <table:table-cell office:value-type="float" office:value="25" calcext:value-type="float">
            <text:p>25</text:p>
          </table:table-cell>
          <table:table-cell office:value-type="float" office:value="0.00000804367585359046" calcext:value-type="float">
            <text:p>8.04367585359046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.000000721074536367608" calcext:value-type="float">
            <text:p>7.21074536367608E-07</text:p>
          </table:table-cell>
          <table:table-cell office:value-type="float" office:value="26" calcext:value-type="float">
            <text:p>26</text:p>
          </table:table-cell>
          <table:table-cell office:value-type="float" office:value="0.00000780315495058935" calcext:value-type="float">
            <text:p>7.80315495058935E-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000000726108162602744" calcext:value-type="float">
            <text:p>7.26108162602744E-07</text:p>
          </table:table-cell>
          <table:table-cell office:value-type="float" office:value="27" calcext:value-type="float">
            <text:p>27</text:p>
          </table:table-cell>
          <table:table-cell office:value-type="float" office:value="0.00000767483514185022" calcext:value-type="float">
            <text:p>7.67483514185022E-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.000000747762573441256" calcext:value-type="float">
            <text:p>7.47762573441256E-07</text:p>
          </table:table-cell>
          <table:table-cell office:value-type="float" office:value="28" calcext:value-type="float">
            <text:p>28</text:p>
          </table:table-cell>
          <table:table-cell office:value-type="float" office:value="0.00000744958442740262" calcext:value-type="float">
            <text:p>7.44958442740262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000000724272836975399" calcext:value-type="float">
            <text:p>7.24272836975399E-07</text:p>
          </table:table-cell>
          <table:table-cell office:value-type="float" office:value="29" calcext:value-type="float">
            <text:p>29</text:p>
          </table:table-cell>
          <table:table-cell office:value-type="float" office:value="0.00000727527047771677" calcext:value-type="float">
            <text:p>7.27527047771677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000000736769401161805" calcext:value-type="float">
            <text:p>7.36769401161805E-07</text:p>
          </table:table-cell>
          <table:table-cell office:value-type="float" office:value="30" calcext:value-type="float">
            <text:p>30</text:p>
          </table:table-cell>
          <table:table-cell office:value-type="float" office:value="0.00000736105422361678" calcext:value-type="float">
            <text:p>7.36105422361678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000000739570945797508" calcext:value-type="float">
            <text:p>7.39570945797508E-07</text:p>
          </table:table-cell>
          <table:table-cell office:value-type="float" office:value="31" calcext:value-type="float">
            <text:p>31</text:p>
          </table:table-cell>
          <table:table-cell office:value-type="float" office:value="0.00000721762637876707" calcext:value-type="float">
            <text:p>7.21762637876707E-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.000000734428705617569" calcext:value-type="float">
            <text:p>7.34428705617569E-07</text:p>
          </table:table-cell>
          <table:table-cell office:value-type="float" office:value="32" calcext:value-type="float">
            <text:p>32</text:p>
          </table:table-cell>
          <table:table-cell office:value-type="float" office:value="0.00000742018319728086" calcext:value-type="float">
            <text:p>7.42018319728086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000000727167810387163" calcext:value-type="float">
            <text:p>7.27167810387163E-07</text:p>
          </table:table-cell>
          <table:table-cell office:value-type="float" office:value="33" calcext:value-type="float">
            <text:p>33</text:p>
          </table:table-cell>
          <table:table-cell office:value-type="float" office:value="0.00000723350691250876" calcext:value-type="float">
            <text:p>7.23350691250876E-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000000756265542841666" calcext:value-type="float">
            <text:p>7.56265542841666E-07</text:p>
          </table:table-cell>
          <table:table-cell office:value-type="float" office:value="34" calcext:value-type="float">
            <text:p>34</text:p>
          </table:table-cell>
          <table:table-cell office:value-type="float" office:value="0.00000683274222541968" calcext:value-type="float">
            <text:p>6.83274222541968E-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00000074936156807144" calcext:value-type="float">
            <text:p>7.4936156807144E-07</text:p>
          </table:table-cell>
          <table:table-cell office:value-type="float" office:value="35" calcext:value-type="float">
            <text:p>35</text:p>
          </table:table-cell>
          <table:table-cell office:value-type="float" office:value="0.00000711151389810206" calcext:value-type="float">
            <text:p>7.11151389810206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000000727903474638385" calcext:value-type="float">
            <text:p>7.27903474638385E-07</text:p>
          </table:table-cell>
          <table:table-cell office:value-type="float" office:value="36" calcext:value-type="float">
            <text:p>36</text:p>
          </table:table-cell>
          <table:table-cell office:value-type="float" office:value="0.00000630789219373841" calcext:value-type="float">
            <text:p>6.30789219373841E-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00000747003637588866" calcext:value-type="float">
            <text:p>0.000000747</text:p>
          </table:table-cell>
          <table:table-cell office:value-type="float" office:value="37" calcext:value-type="float">
            <text:p>37</text:p>
          </table:table-cell>
          <table:table-cell office:value-type="float" office:value="0.00000767233235726637" calcext:value-type="float">
            <text:p>7.67233235726637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21:23:59.014471033</dc:date>
    <meta:editing-duration>PT37S</meta:editing-duration>
    <meta:editing-cycles>1</meta:editing-cycles>
    <meta:document-statistic meta:table-count="1" meta:cell-count="18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light_loss.E1:light_loss.E38" chart:data-source-has-labels="row" svg:x="0.32cm" svg:y="0.18cm" svg:width="12.534cm" svg:height="8.64cm">
          <chartooo:coordinate-region svg:x="1.788cm" svg:y="0.379cm" svg:width="10.92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E2:light_loss.E38" chart:label-cell-address="light_loss.E1:light_loss.E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light_loss.E1:light_los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12990084674632">
                <text:p>0.0000512990084674632</text:p>
                <draw:g>
                  <svg:desc>light_loss.E2:light_loss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91015459372445">
                <text:p>0.0000191015459372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82036669421808">
                <text:p>0.0000182036669421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1555129883979">
                <text:p>0.0000181555129883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7727413368029">
                <text:p>0.0000167727413368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62615607760996">
                <text:p>0.0000162615607760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53552033797504">
                <text:p>0.0000153552033797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43634697159333">
                <text:p>0.0000143634697159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9873093250669">
                <text:p>0.000013987309325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31614497311684">
                <text:p>0.0000131614497311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17580526027087">
                <text:p>0.0000117580526027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18400304743373">
                <text:p>0.0000118400304743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20340431802202">
                <text:p>0.0000120340431802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07205872532612">
                <text:p>0.0000107205872532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09745876556352">
                <text:p>0.0000109745876556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968605768114965">
                <text:p>0.00000968605768114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989331317668634">
                <text:p>0.0000098933131766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899371067307712">
                <text:p>0.00000899371067307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889294737077228">
                <text:p>0.00000889294737077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95401855995127">
                <text:p>0.0000095401855995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79709779098721">
                <text:p>0.00000879709779098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913274390243037">
                <text:p>0.0000091327439024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807264788287336">
                <text:p>0.00000807264788287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845328933009367">
                <text:p>0.00000845328933009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804367585359046">
                <text:p>0.00000804367585359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780315495058935">
                <text:p>0.00000780315495058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67483514185022">
                <text:p>0.00000767483514185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744958442740262">
                <text:p>0.00000744958442740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727527047771677">
                <text:p>0.00000727527047771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736105422361678">
                <text:p>0.00000736105422361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721762637876707">
                <text:p>0.00000721762637876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742018319728086">
                <text:p>0.00000742018319728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723350691250876">
                <text:p>0.00000723350691250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683274222541968">
                <text:p>0.00000683274222541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711151389810206">
                <text:p>0.00000711151389810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630789219373841">
                <text:p>0.00000630789219373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767233235726637">
                <text:p>0.00000767233235726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legend chart:legend-position="end" svg:x="13.271cm" svg:y="4.203cm" style:legend-expansion="high" chart:style-name="ch2"/>
        <chart:plot-area chart:style-name="ch3" table:cell-range-address="light_loss.C1:light_loss.C38" chart:data-source-has-labels="row" svg:x="0.32cm" svg:y="0.18cm" svg:width="12.631cm" svg:height="8.645cm">
          <chartooo:coordinate-region svg:x="2.344cm" svg:y="0.379cm" svg:width="10.468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loss.C2:light_loss.C38" chart:label-cell-address="light_loss.C1:light_loss.C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loss</text:p>
                <draw:g>
                  <svg:desc>light_loss.C1:light_los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713145164475004">
                <text:p>0.000000713145164475004</text:p>
                <draw:g>
                  <svg:desc>light_loss.C2:light_loss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728356397951428">
                <text:p>0.000000728356397951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71521047867245">
                <text:p>0.00000071521047867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730965402277401">
                <text:p>0.000000730965402277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712156696691374">
                <text:p>0.000000712156696691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71712771434064">
                <text:p>0.00000071712771434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717784325513326">
                <text:p>0.00000071778432551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716842639498343">
                <text:p>0.000000716842639498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714043908113547">
                <text:p>0.000000714043908113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18064665026967">
                <text:p>0.000000718064665026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717045695090049">
                <text:p>0.000000717045695090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720384713769121">
                <text:p>0.000000720384713769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787501057037218">
                <text:p>0.000000787501057037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725459002155023">
                <text:p>0.00000072545900215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728230403473901">
                <text:p>0.000000728230403473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733622833516796">
                <text:p>0.00000073362283351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728774322829996">
                <text:p>0.00000072877432282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718510671915944">
                <text:p>0.000000718510671915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727385474816906">
                <text:p>0.000000727385474816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716581916909636">
                <text:p>0.000000716581916909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738747493390633">
                <text:p>0.000000738747493390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735358192111339">
                <text:p>0.000000735358192111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851278239003784">
                <text:p>0.000000851278239003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722130314422174">
                <text:p>0.000000722130314422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776235956097461">
                <text:p>0.000000776235956097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721074536367608">
                <text:p>0.000000721074536367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726108162602744">
                <text:p>0.000000726108162602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747762573441256">
                <text:p>0.000000747762573441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724272836975399">
                <text:p>0.000000724272836975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736769401161805">
                <text:p>0.000000736769401161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739570945797508">
                <text:p>0.000000739570945797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734428705617569">
                <text:p>0.0000007344287056175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727167810387163">
                <text:p>0.0000007271678103871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756265542841666">
                <text:p>0.000000756265542841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74936156807144">
                <text:p>0.00000074936156807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727903474638385">
                <text:p>0.000000727903474638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747003637588866">
                <text:p>0.000000747003637588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